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54.1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87.51pt"/>
    </style:style>
    <style:style style:name="co11" style:family="table-column">
      <style:table-column-properties fo:break-before="auto" style:column-width="86.09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5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1004" table:default-cell-style-name="Default"/>
        <table:table-row table:style-name="ro1">
          <table:table-cell table:style-name="ce1"/>
          <table:table-cell/>
          <table:table-cell table:style-name="ce3"/>
          <table:table-cell table:style-name="ce3" office:value-type="string" calcext:value-type="string">
            <text:p>pthread</text:p>
          </table:table-cell>
          <table:table-cell table:style-name="ce3" office:value-type="string" calcext:value-type="string">
            <text:p>openmp</text:p>
          </table:table-cell>
          <table:table-cell table:style-name="ce3" office:value-type="string" calcext:value-type="string">
            <text:p>mpi</text:p>
          </table:table-cell>
          <table:table-cell table:style-name="ce1"/>
          <table:table-cell table:style-name="ce5" table:number-columns-repeated="2"/>
          <table:table-cell table:style-name="ce3" office:value-type="string" calcext:value-type="string">
            <text:p>best optimization</text:p>
          </table:table-cell>
          <table:table-cell table:style-name="ce3" office:value-type="string" calcext:value-type="string">
            <text:p>Num threads</text:p>
          </table:table-cell>
          <table:table-cell table:style-name="ce5" table:number-columns-repeated="3"/>
          <table:table-cell table:number-columns-repeated="3"/>
          <table:table-cell table:style-name="ce5"/>
          <table:table-cell table:number-columns-repeated="5"/>
          <table:table-cell table:style-name="ce5" table:number-columns-repeated="3"/>
          <table:table-cell table:number-columns-repeated="99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/>
          <table:table-cell table:style-name="ce7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hC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hC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Tbefore</text:p>
          </table:table-cell>
          <table:table-cell table:style-name="ce8" table:formula="of:=[.E2]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1C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Tafter</text:p>
          </table:table-cell>
          <table:table-cell table:style-name="ce8" table:formula="of:=[.J3]" office:value-type="float" office:value="1000" calcext:value-type="float">
            <text:p>10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2C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2C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speedup</text:p>
          </table:table-cell>
          <table:table-cell table:style-name="ce9" table:formula="of:=[.N3]/[.N4]" office:value-type="float" office:value="0.26" calcext:value-type="float">
            <text:p>0.2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4C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4C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7" office:value-type="string" calcext:value-type="string">
            <text:p>eficiencia</text:p>
          </table:table-cell>
          <table:table-cell table:style-name="ce8" table:formula="of:=[.N5]/[.K3]" office:value-type="float" office:value="0.065" calcext:value-type="float">
            <text:p>0.06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/>
          <table:table-cell>
            <draw:frame table:end-cell-address="'Feuille 1'.J27" table:end-x="65.51pt" table:end-y="14.2pt" draw:z-index="0" draw:name="Chart 1" draw:style-name="gr1" draw:text-style-name="P1" svg:width="449.97pt" svg:height="278.22pt" svg:x="8.7pt" svg:y="3.74pt">
              <draw:object draw:notify-on-update-of-ranges="'Feuille 1'.B2:'Feuille 1'.B7 'Feuille 1'.C2:'Feuille 1'.C7 'Feuille 1'.D2:'Feuille 1'.D7 'Feuille 1'.E2:'Feuille 1'.E7 'Feuille 1'.F2:'Feuille 1'.F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1" table:number-rows-repeated="6">
          <table:table-cell table:style-name="ce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1012"/>
        </table:table-row>
        <table:table-row table:style-name="ro1" table:number-rows-repeated="980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3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638cm" svg:y="3.862cm" style:legend-expansion="high" chart:style-name="ch2"/>
        <chart:plot-area chart:style-name="ch3" table:cell-range-address="'Feuille 1'.B2:'Feuille 1'.F7" chart:data-source-has-labels="both" svg:x="0.317cm" svg:y="0.196cm" svg:width="13.004cm" svg:height="9.424cm">
          <chartooo:coordinate-region svg:x="0.974cm" svg:y="0.396cm" svg:width="12.347cm" svg:height="8.727cm"/>
          <chart:axis chart:dimension="x" chart:name="primary-x" chart:style-name="ch4" chartooo:axis-type="text">
            <chart:categories table:cell-range-address="'Feuille 1'.B2:'Feuille 1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C2:'Feuille 1'.C7" loext:label-string="&quot;openmp&quot;" chart:class="chart:bar">
            <chart:data-point chart:repeated="6"/>
          </chart:series>
          <chart:series chart:style-name="ch8" chart:values-cell-range-address="'Feuille 1'.D2:'Feuille 1'.D7" loext:label-string="&quot;mpi&quot;" chart:class="chart:bar">
            <chart:data-point chart:repeated="6"/>
          </chart:series>
          <chart:series chart:style-name="ch9" chart:values-cell-range-address="'Feuille 1'.E2:'Feuille 1'.E7" loext:label-string="&quot;pthread&quot;" chart:class="chart:bar">
            <chart:data-point chart:repeated="6"/>
          </chart:series>
          <chart:series chart:style-name="ch10" chart:values-cell-range-address="'Feuille 1'.F2:'Feuille 1'.F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pthrea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euille 1'.B2:'Feuille 1'.B7</svg:desc>
                </draw:g>
              </table:table-cell>
              <table:table-cell office:value-type="float" office:value="NaN">
                <text:p>NaN</text:p>
                <draw:g>
                  <svg:desc>'Feuille 1'.C2:'Feuille 1'.C7</svg:desc>
                </draw:g>
              </table:table-cell>
              <table:table-cell office:value-type="float" office:value="270">
                <text:p>270</text:p>
                <draw:g>
                  <svg:desc>'Feuille 1'.D2:'Feuille 1'.D7</svg:desc>
                </draw:g>
              </table:table-cell>
              <table:table-cell office:value-type="float" office:value="260">
                <text:p>260</text:p>
                <draw:g>
                  <svg:desc>'Feuille 1'.E2:'Feuille 1'.E7</svg:desc>
                </draw:g>
              </table:table-cell>
              <table:table-cell office:value-type="float" office:value="1000">
                <text:p>1000</text:p>
                <draw:g>
                  <svg:desc>'Feuille 1'.F2:'Feuille 1'.F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310">
                <text:p>3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